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ef3e5" officeooo:paragraph-rsid="000ef3e5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ea44b" officeooo:paragraph-rsid="000ce2e6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43646" officeooo:paragraph-rsid="00143646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5b4ff" officeooo:paragraph-rsid="0015b4ff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b2cbd" officeooo:paragraph-rsid="001b2cbd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008fd" officeooo:paragraph-rsid="002008fd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1f84b" officeooo:paragraph-rsid="0021f84b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3562" officeooo:paragraph-rsid="00283562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53ba" officeooo:paragraph-rsid="002853ba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53ba" officeooo:paragraph-rsid="0035fb2a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97816" officeooo:paragraph-rsid="00143646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97816" officeooo:paragraph-rsid="001e0c43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ae622" officeooo:paragraph-rsid="002ae622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d5a60" officeooo:paragraph-rsid="002d5a60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39042" officeooo:paragraph-rsid="0037b10f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6bc30" officeooo:paragraph-rsid="0037b10f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9a2b3" officeooo:paragraph-rsid="003a74d5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09926" officeooo:paragraph-rsid="00409926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e455e" officeooo:paragraph-rsid="004e455e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05f68" officeooo:paragraph-rsid="00505f68" style:language-asian="zxx" style:country-asian="none" style:language-complex="zxx" style:country-complex="none"/>
    </style:style>
    <style:style style:name="P2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4383b" officeooo:paragraph-rsid="0054383b" style:language-asian="zxx" style:country-asian="none" style:language-complex="zxx" style:country-complex="none"/>
    </style:style>
    <style:style style:name="P2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5b999" officeooo:paragraph-rsid="0055b999" style:language-asian="zxx" style:country-asian="none" style:language-complex="zxx" style:country-complex="none"/>
    </style:style>
    <style:style style:name="P2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9901c" officeooo:paragraph-rsid="0059901c" style:language-asian="zxx" style:country-asian="none" style:language-complex="zxx" style:country-complex="none"/>
    </style:style>
    <style:style style:name="P2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1cd15" officeooo:paragraph-rsid="0061cd15" style:language-asian="zxx" style:country-asian="none" style:language-complex="zxx" style:country-complex="none"/>
    </style:style>
    <style:style style:name="P2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2f012" officeooo:paragraph-rsid="0062f012" style:language-asian="zxx" style:country-asian="none" style:language-complex="zxx" style:country-complex="none"/>
    </style:style>
    <style:style style:name="P2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359b0" officeooo:paragraph-rsid="006359b0" style:language-asian="zxx" style:country-asian="none" style:language-complex="zxx" style:country-complex="none"/>
    </style:style>
    <style:style style:name="P2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61f29" officeooo:paragraph-rsid="00661f29" style:language-asian="zxx" style:country-asian="none" style:language-complex="zxx" style:country-complex="none"/>
    </style:style>
    <style:style style:name="P3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b7910" officeooo:paragraph-rsid="006b7910" style:language-asian="zxx" style:country-asian="none" style:language-complex="zxx" style:country-complex="none"/>
    </style:style>
    <style:style style:name="P3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d0cde" officeooo:paragraph-rsid="006d0cde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41df1" officeooo:paragraph-rsid="00741df1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4dd51" officeooo:paragraph-rsid="0074dd51" style:language-asian="zxx" style:country-asian="none" style:language-complex="zxx" style:country-complex="none"/>
    </style:style>
    <style:style style:name="P3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60021" officeooo:paragraph-rsid="00760021" style:language-asian="zxx" style:country-asian="none" style:language-complex="zxx" style:country-complex="none"/>
    </style:style>
    <style:style style:name="P3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b80d7" officeooo:paragraph-rsid="007b80d7" style:language-asian="zxx" style:country-asian="none" style:language-complex="zxx" style:country-complex="none"/>
    </style:style>
    <style:style style:name="P3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cf848" officeooo:paragraph-rsid="007cf848" style:language-asian="zxx" style:country-asian="none" style:language-complex="zxx" style:country-complex="none"/>
    </style:style>
    <style:style style:name="P3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fae2b" officeooo:paragraph-rsid="007fae2b" style:language-asian="zxx" style:country-asian="none" style:language-complex="zxx" style:country-complex="none"/>
    </style:style>
    <style:style style:name="P3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5fb2a" officeooo:paragraph-rsid="0090105d" style:language-asian="zxx" style:country-asian="none" style:language-complex="zxx" style:country-complex="none"/>
    </style:style>
    <style:style style:name="P3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e0c43" officeooo:paragraph-rsid="001e0c43" style:language-asian="zxx" style:country-asian="none" style:language-complex="zxx" style:country-complex="none"/>
    </style:style>
    <style:style style:name="P4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12027" officeooo:paragraph-rsid="00847d0a" style:language-asian="zxx" style:country-asian="none" style:language-complex="zxx" style:country-complex="none"/>
    </style:style>
    <style:style style:name="P4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b3660" officeooo:paragraph-rsid="004b3660" style:language-asian="zxx" style:country-asian="none" style:language-complex="zxx" style:country-complex="none"/>
    </style:style>
    <style:style style:name="P4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914c4f" officeooo:paragraph-rsid="00914c4f" style:language-asian="zxx" style:country-asian="none" style:language-complex="zxx" style:country-complex="none"/>
    </style:style>
    <style:style style:name="P4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e02b9" officeooo:paragraph-rsid="003e02b9" style:language-asian="zxx" style:country-asian="none" style:language-complex="zxx" style:country-complex="none"/>
    </style:style>
    <style:style style:name="P4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a21672" officeooo:paragraph-rsid="00a21672" style:language-asian="zxx" style:country-asian="none" style:language-complex="zxx" style:country-complex="none"/>
    </style:style>
    <style:style style:name="P4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ab91de" officeooo:paragraph-rsid="00ab91de" style:language-asian="zxx" style:country-asian="none" style:language-complex="zxx" style:country-complex="none"/>
    </style:style>
    <style:style style:name="P4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ab91de" officeooo:paragraph-rsid="00b9ad62" style:language-asian="zxx" style:country-asian="none" style:language-complex="zxx" style:country-complex="none"/>
    </style:style>
    <style:style style:name="P4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b200f8" officeooo:paragraph-rsid="00b200f8" style:language-asian="zxx" style:country-asian="none" style:language-complex="zxx" style:country-complex="none"/>
    </style:style>
    <style:style style:name="P4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b200f8" officeooo:paragraph-rsid="00b9ad62" style:language-asian="zxx" style:country-asian="none" style:language-complex="zxx" style:country-complex="none"/>
    </style:style>
    <style:style style:name="P4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ad43b" officeooo:paragraph-rsid="005ad43b" style:language-asian="zxx" style:country-asian="none" style:language-complex="zxx" style:country-complex="none"/>
    </style:style>
    <style:style style:name="P5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b7c6dc" officeooo:paragraph-rsid="00b7c6dc" style:language-asian="zxx" style:country-asian="none" style:language-complex="zxx" style:country-complex="none"/>
    </style:style>
    <style:style style:name="P5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abdfb" officeooo:paragraph-rsid="005abdfb" style:language-asian="zxx" style:country-asian="none" style:language-complex="zxx" style:country-complex="none"/>
    </style:style>
    <style:style style:name="P5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c13f2d" officeooo:paragraph-rsid="00c13f2d" style:language-asian="zxx" style:country-asian="none" style:language-complex="zxx" style:country-complex="none"/>
    </style:style>
    <style:style style:name="P5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440d0" officeooo:paragraph-rsid="006440d0" style:language-asian="zxx" style:country-asian="none" style:language-complex="zxx" style:country-complex="none"/>
    </style:style>
    <style:style style:name="P5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8d441" officeooo:paragraph-rsid="0078d441" style:language-asian="zxx" style:country-asian="none" style:language-complex="zxx" style:country-complex="none"/>
    </style:style>
    <style:style style:name="P5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d83791" officeooo:paragraph-rsid="00d83791" style:language-asian="zxx" style:country-asian="none" style:language-complex="zxx" style:country-complex="none"/>
    </style:style>
    <style:style style:name="P5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daf8bb" officeooo:paragraph-rsid="00daf8bb" style:language-asian="zxx" style:country-asian="none" style:language-complex="zxx" style:country-complex="none"/>
    </style:style>
    <style:style style:name="P5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d4ebd" officeooo:paragraph-rsid="00ed4ebd" style:language-asian="zxx" style:country-asian="none" style:language-complex="zxx" style:country-complex="none"/>
    </style:style>
    <style:style style:name="P5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d99a6" officeooo:paragraph-rsid="00ed99a6" style:language-asian="zxx" style:country-asian="none" style:language-complex="zxx" style:country-complex="none"/>
    </style:style>
    <style:style style:name="P5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e871d" officeooo:paragraph-rsid="00ee871d" style:language-asian="zxx" style:country-asian="none" style:language-complex="zxx" style:country-complex="none"/>
    </style:style>
    <style:style style:name="P6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efbe55" officeooo:paragraph-rsid="00efbe55" style:language-asian="zxx" style:country-asian="none" style:language-complex="zxx" style:country-complex="none"/>
    </style:style>
    <style:style style:name="P6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1b444" officeooo:paragraph-rsid="00f1b444" style:language-asian="zxx" style:country-asian="none" style:language-complex="zxx" style:country-complex="none"/>
    </style:style>
    <style:style style:name="P6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305c2" officeooo:paragraph-rsid="00f305c2" style:language-asian="zxx" style:country-asian="none" style:language-complex="zxx" style:country-complex="none"/>
    </style:style>
    <style:style style:name="P6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4d5c9" officeooo:paragraph-rsid="00f5fd0d" style:language-asian="zxx" style:country-asian="none" style:language-complex="zxx" style:country-complex="none"/>
    </style:style>
    <style:style style:name="P6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df3fd" officeooo:paragraph-rsid="00fdf3fd" style:language-asian="zxx" style:country-asian="none" style:language-complex="zxx" style:country-complex="none"/>
    </style:style>
    <style:style style:name="P6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e9d72" officeooo:paragraph-rsid="00fe9d72" style:language-asian="zxx" style:country-asian="none" style:language-complex="zxx" style:country-complex="none"/>
    </style:style>
    <style:style style:name="P6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39bed" officeooo:paragraph-rsid="01039bed" style:language-asian="zxx" style:country-asian="none" style:language-complex="zxx" style:country-complex="none"/>
    </style:style>
    <style:style style:name="P6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8a978" officeooo:paragraph-rsid="0108a978" style:language-asian="zxx" style:country-asian="none" style:language-complex="zxx" style:country-complex="none"/>
    </style:style>
    <style:style style:name="P6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bf902" officeooo:paragraph-rsid="010bf902" style:language-asian="zxx" style:country-asian="none" style:language-complex="zxx" style:country-complex="none"/>
    </style:style>
    <style:style style:name="P6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d8f08" officeooo:paragraph-rsid="010d8f08" style:language-asian="zxx" style:country-asian="none" style:language-complex="zxx" style:country-complex="none"/>
    </style:style>
    <style:style style:name="P7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0f5f0d" officeooo:paragraph-rsid="010f5f0d" style:language-asian="zxx" style:country-asian="none" style:language-complex="zxx" style:country-complex="none"/>
    </style:style>
    <style:style style:name="P7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0cc11" officeooo:paragraph-rsid="0110cc11" style:language-asian="zxx" style:country-asian="none" style:language-complex="zxx" style:country-complex="none"/>
    </style:style>
    <style:style style:name="P7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1bf44" officeooo:paragraph-rsid="0111bf44" style:language-asian="zxx" style:country-asian="none" style:language-complex="zxx" style:country-complex="none"/>
    </style:style>
    <style:style style:name="P7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6f7c9" officeooo:paragraph-rsid="0116f7c9" style:language-asian="zxx" style:country-asian="none" style:language-complex="zxx" style:country-complex="none"/>
    </style:style>
    <style:style style:name="P7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b45db" officeooo:paragraph-rsid="011b45db" style:language-asian="zxx" style:country-asian="none" style:language-complex="zxx" style:country-complex="none"/>
    </style:style>
    <style:style style:name="P7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1e5ecc" officeooo:paragraph-rsid="011e5ecc" style:language-asian="zxx" style:country-asian="none" style:language-complex="zxx" style:country-complex="none"/>
    </style:style>
    <style:style style:name="P7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12661" officeooo:paragraph-rsid="01212661" style:language-asian="zxx" style:country-asian="none" style:language-complex="zxx" style:country-complex="none"/>
    </style:style>
    <style:style style:name="P7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6e6af" officeooo:paragraph-rsid="0126e6af" style:language-asian="zxx" style:country-asian="none" style:language-complex="zxx" style:country-complex="none"/>
    </style:style>
    <style:style style:name="P7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8cebe" officeooo:paragraph-rsid="0128cebe" style:language-asian="zxx" style:country-asian="none" style:language-complex="zxx" style:country-complex="none"/>
    </style:style>
    <style:style style:name="P7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a4fc5" officeooo:paragraph-rsid="012a4fc5" style:language-asian="zxx" style:country-asian="none" style:language-complex="zxx" style:country-complex="none"/>
    </style:style>
    <style:style style:name="P8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af4a7" officeooo:paragraph-rsid="012af4a7" style:language-asian="zxx" style:country-asian="none" style:language-complex="zxx" style:country-complex="none"/>
    </style:style>
    <style:style style:name="P8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2e75ee" officeooo:paragraph-rsid="012e75ee" style:language-asian="zxx" style:country-asian="none" style:language-complex="zxx" style:country-complex="none"/>
    </style:style>
    <style:style style:name="P8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73376" officeooo:paragraph-rsid="01373376" style:language-asian="zxx" style:country-asian="none" style:language-complex="zxx" style:country-complex="none"/>
    </style:style>
    <style:style style:name="P8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c68c2" officeooo:paragraph-rsid="013c68c2" style:language-asian="zxx" style:country-asian="none" style:language-complex="zxx" style:country-complex="none"/>
    </style:style>
    <style:style style:name="P8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dc9af" officeooo:paragraph-rsid="013dc9af" style:language-asian="zxx" style:country-asian="none" style:language-complex="zxx" style:country-complex="none"/>
    </style:style>
    <style:style style:name="P8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3e30b3" officeooo:paragraph-rsid="013e30b3" style:language-asian="zxx" style:country-asian="none" style:language-complex="zxx" style:country-complex="none"/>
    </style:style>
    <style:style style:name="P8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1d16c" officeooo:paragraph-rsid="0141d16c" style:language-asian="zxx" style:country-asian="none" style:language-complex="zxx" style:country-complex="none"/>
    </style:style>
    <style:style style:name="P8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847d0a" officeooo:paragraph-rsid="00847d0a" style:language-asian="zxx" style:country-asian="none" style:language-complex="zxx" style:country-complex="none"/>
    </style:style>
    <style:style style:name="P8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90105d" officeooo:paragraph-rsid="0090105d" style:language-asian="zxx" style:country-asian="none" style:language-complex="zxx" style:country-complex="none"/>
    </style:style>
    <style:style style:name="P8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5fd0d" officeooo:paragraph-rsid="00f5fd0d" style:language-asian="zxx" style:country-asian="none" style:language-complex="zxx" style:country-complex="none"/>
    </style:style>
    <style:style style:name="P9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f6955f" officeooo:paragraph-rsid="00f5fd0d" style:language-asian="zxx" style:country-asian="none" style:language-complex="zxx" style:country-complex="none"/>
    </style:style>
    <style:style style:name="P9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3e8ff" officeooo:paragraph-rsid="0143e8ff" style:language-asian="zxx" style:country-asian="none" style:language-complex="zxx" style:country-complex="none"/>
    </style:style>
    <style:style style:name="P9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64bba" officeooo:paragraph-rsid="01464bba" style:language-asian="zxx" style:country-asian="none" style:language-complex="zxx" style:country-complex="none"/>
    </style:style>
    <style:style style:name="P9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9905e" officeooo:paragraph-rsid="014ad10b" style:language-asian="zxx" style:country-asian="none" style:language-complex="zxx" style:country-complex="none"/>
    </style:style>
    <style:style style:name="P9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9905e" officeooo:paragraph-rsid="014c9646" style:language-asian="zxx" style:country-asian="none" style:language-complex="zxx" style:country-complex="none"/>
    </style:style>
    <style:style style:name="P9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c9646" officeooo:paragraph-rsid="014c9646" style:language-asian="zxx" style:country-asian="none" style:language-complex="zxx" style:country-complex="none"/>
    </style:style>
    <style:style style:name="P9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4f9039" officeooo:paragraph-rsid="014f9039" style:language-asian="zxx" style:country-asian="none" style:language-complex="zxx" style:country-complex="none"/>
    </style:style>
    <style:style style:name="P9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517e55" officeooo:paragraph-rsid="01517e55" style:language-asian="zxx" style:country-asian="none" style:language-complex="zxx" style:country-complex="none"/>
    </style:style>
    <style:style style:name="P9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5958e9" officeooo:paragraph-rsid="015958e9" style:language-asian="zxx" style:country-asian="none" style:language-complex="zxx" style:country-complex="none"/>
    </style:style>
    <style:style style:name="P9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5bfa64" officeooo:paragraph-rsid="015bfa64" style:language-asian="zxx" style:country-asian="none" style:language-complex="zxx" style:country-complex="none"/>
    </style:style>
    <style:style style:name="P10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0ec73" officeooo:paragraph-rsid="0160ec73" style:language-asian="zxx" style:country-asian="none" style:language-complex="zxx" style:country-complex="none"/>
    </style:style>
    <style:style style:name="P10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207a6" officeooo:paragraph-rsid="016207a6" style:language-asian="zxx" style:country-asian="none" style:language-complex="zxx" style:country-complex="none"/>
    </style:style>
    <style:style style:name="P10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2b116" officeooo:paragraph-rsid="0162b116" style:language-asian="zxx" style:country-asian="none" style:language-complex="zxx" style:country-complex="none"/>
    </style:style>
    <style:style style:name="P10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838ae" officeooo:paragraph-rsid="016838ae" style:language-asian="zxx" style:country-asian="none" style:language-complex="zxx" style:country-complex="none"/>
    </style:style>
    <style:style style:name="P10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6b0b4e" officeooo:paragraph-rsid="016b0b4e" style:language-asian="zxx" style:country-asian="none" style:language-complex="zxx" style:country-complex="none"/>
    </style:style>
    <style:style style:name="P10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1fedb" officeooo:paragraph-rsid="0171fedb" style:language-asian="zxx" style:country-asian="none" style:language-complex="zxx" style:country-complex="none"/>
    </style:style>
    <style:style style:name="P10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40e01" officeooo:paragraph-rsid="01740e01" style:language-asian="zxx" style:country-asian="none" style:language-complex="zxx" style:country-complex="none"/>
    </style:style>
    <style:style style:name="P10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4512f" officeooo:paragraph-rsid="0174512f" style:language-asian="zxx" style:country-asian="none" style:language-complex="zxx" style:country-complex="none"/>
    </style:style>
    <style:style style:name="P10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bc548" officeooo:paragraph-rsid="017bc548" style:language-asian="zxx" style:country-asian="none" style:language-complex="zxx" style:country-complex="none"/>
    </style:style>
    <style:style style:name="P10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c4183" officeooo:paragraph-rsid="017c4183" style:language-asian="zxx" style:country-asian="none" style:language-complex="zxx" style:country-complex="none"/>
    </style:style>
    <style:style style:name="P11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c579e" officeooo:paragraph-rsid="017c579e" style:language-asian="zxx" style:country-asian="none" style:language-complex="zxx" style:country-complex="none"/>
    </style:style>
    <style:style style:name="P11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7f94f0" officeooo:paragraph-rsid="017f94f0" style:language-asian="zxx" style:country-asian="none" style:language-complex="zxx" style:country-complex="none"/>
    </style:style>
    <style:style style:name="P11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196e8" officeooo:paragraph-rsid="018196e8" style:language-asian="zxx" style:country-asian="none" style:language-complex="zxx" style:country-complex="none"/>
    </style:style>
    <style:style style:name="P11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211ab" officeooo:paragraph-rsid="018211ab" style:language-asian="zxx" style:country-asian="none" style:language-complex="zxx" style:country-complex="none"/>
    </style:style>
    <style:style style:name="P11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2e942" officeooo:paragraph-rsid="0182e942" style:language-asian="zxx" style:country-asian="none" style:language-complex="zxx" style:country-complex="none"/>
    </style:style>
    <style:style style:name="P11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3199a" officeooo:paragraph-rsid="0183199a" style:language-asian="zxx" style:country-asian="none" style:language-complex="zxx" style:country-complex="none"/>
    </style:style>
    <style:style style:name="P11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60b32" officeooo:paragraph-rsid="01860b32" style:language-asian="zxx" style:country-asian="none" style:language-complex="zxx" style:country-complex="none"/>
    </style:style>
    <style:style style:name="P11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7ceda" officeooo:paragraph-rsid="0187ceda" style:language-asian="zxx" style:country-asian="none" style:language-complex="zxx" style:country-complex="none"/>
    </style:style>
    <style:style style:name="P11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8a2f42" officeooo:paragraph-rsid="018a2f42" style:language-asian="zxx" style:country-asian="none" style:language-complex="zxx" style:country-complex="none"/>
    </style:style>
    <style:style style:name="P11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194c0" officeooo:paragraph-rsid="019194c0" style:language-asian="zxx" style:country-asian="none" style:language-complex="zxx" style:country-complex="none"/>
    </style:style>
    <style:style style:name="P12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31e96" officeooo:paragraph-rsid="01931e96" style:language-asian="zxx" style:country-asian="none" style:language-complex="zxx" style:country-complex="none"/>
    </style:style>
    <style:style style:name="P12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4ae5f" officeooo:paragraph-rsid="0194ae5f" style:language-asian="zxx" style:country-asian="none" style:language-complex="zxx" style:country-complex="none"/>
    </style:style>
    <style:style style:name="P12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1953d5a" officeooo:paragraph-rsid="01953d5a" style:language-asian="zxx" style:country-asian="none" style:language-complex="zxx" style:country-complex="none"/>
    </style:style>
    <style:style style:name="P12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T1" style:family="text">
      <style:text-properties officeooo:rsid="000e0e86"/>
    </style:style>
    <style:style style:name="T2" style:family="text">
      <style:text-properties officeooo:rsid="0010fbbe"/>
    </style:style>
    <style:style style:name="T3" style:family="text">
      <style:text-properties officeooo:rsid="00165795"/>
    </style:style>
    <style:style style:name="T4" style:family="text">
      <style:text-properties officeooo:rsid="001bcd48"/>
    </style:style>
    <style:style style:name="T5" style:family="text">
      <style:text-properties officeooo:rsid="001f64bc"/>
    </style:style>
    <style:style style:name="T6" style:family="text">
      <style:text-properties officeooo:rsid="0021f84b"/>
    </style:style>
    <style:style style:name="T7" style:family="text">
      <style:text-properties officeooo:rsid="002689a1"/>
    </style:style>
    <style:style style:name="T8" style:family="text">
      <style:text-properties officeooo:rsid="002d01c9"/>
    </style:style>
    <style:style style:name="T9" style:family="text">
      <style:text-properties officeooo:rsid="0032fe82"/>
    </style:style>
    <style:style style:name="T10" style:family="text">
      <style:text-properties officeooo:rsid="0034825f"/>
    </style:style>
    <style:style style:name="T11" style:family="text">
      <style:text-properties officeooo:rsid="004f2e2f"/>
    </style:style>
    <style:style style:name="T12" style:family="text">
      <style:text-properties officeooo:rsid="00505f68"/>
    </style:style>
    <style:style style:name="T13" style:family="text">
      <style:text-properties officeooo:rsid="00528425"/>
    </style:style>
    <style:style style:name="T14" style:family="text">
      <style:text-properties officeooo:rsid="005a55d4"/>
    </style:style>
    <style:style style:name="T15" style:family="text">
      <style:text-properties officeooo:rsid="005bdc83"/>
    </style:style>
    <style:style style:name="T16" style:family="text">
      <style:text-properties officeooo:rsid="005c27a0"/>
    </style:style>
    <style:style style:name="T17" style:family="text">
      <style:text-properties officeooo:rsid="005dfb57"/>
    </style:style>
    <style:style style:name="T18" style:family="text">
      <style:text-properties officeooo:rsid="00641f4e"/>
    </style:style>
    <style:style style:name="T19" style:family="text">
      <style:text-properties officeooo:rsid="00699ae7"/>
    </style:style>
    <style:style style:name="T20" style:family="text">
      <style:text-properties officeooo:rsid="007018f7"/>
    </style:style>
    <style:style style:name="T21" style:family="text">
      <style:text-properties officeooo:rsid="00793591"/>
    </style:style>
    <style:style style:name="T22" style:family="text">
      <style:text-properties officeooo:rsid="007cf848"/>
    </style:style>
    <style:style style:name="T23" style:family="text">
      <style:text-properties officeooo:rsid="0083cb24"/>
    </style:style>
    <style:style style:name="T24" style:family="text">
      <style:text-properties officeooo:rsid="0087c3e3"/>
    </style:style>
    <style:style style:name="T25" style:family="text">
      <style:text-properties officeooo:rsid="008b2a23"/>
    </style:style>
    <style:style style:name="T26" style:family="text">
      <style:text-properties officeooo:rsid="008bf0b7"/>
    </style:style>
    <style:style style:name="T27" style:family="text">
      <style:text-properties officeooo:rsid="00914c4f"/>
    </style:style>
    <style:style style:name="T28" style:family="text">
      <style:text-properties officeooo:rsid="0092ece8"/>
    </style:style>
    <style:style style:name="T29" style:family="text">
      <style:text-properties officeooo:rsid="00a34898"/>
    </style:style>
    <style:style style:name="T30" style:family="text">
      <style:text-properties officeooo:rsid="00ae45c1"/>
    </style:style>
    <style:style style:name="T31" style:family="text">
      <style:text-properties officeooo:rsid="00b3ca12"/>
    </style:style>
    <style:style style:name="T32" style:family="text">
      <style:text-properties officeooo:rsid="00be1dc8"/>
    </style:style>
    <style:style style:name="T33" style:family="text">
      <style:text-properties officeooo:rsid="00bf514f"/>
    </style:style>
    <style:style style:name="T34" style:family="text">
      <style:text-properties officeooo:rsid="00c2e6da"/>
    </style:style>
    <style:style style:name="T35" style:family="text">
      <style:text-properties officeooo:rsid="00c3cec5"/>
    </style:style>
    <style:style style:name="T36" style:family="text">
      <style:text-properties officeooo:rsid="00c54cb7"/>
    </style:style>
    <style:style style:name="T37" style:family="text">
      <style:text-properties officeooo:rsid="00c5ad7c"/>
    </style:style>
    <style:style style:name="T38" style:family="text">
      <style:text-properties officeooo:rsid="00c6a989"/>
    </style:style>
    <style:style style:name="T39" style:family="text">
      <style:text-properties officeooo:rsid="00cc9110"/>
    </style:style>
    <style:style style:name="T40" style:family="text">
      <style:text-properties officeooo:rsid="00cdfa1b"/>
    </style:style>
    <style:style style:name="T41" style:family="text">
      <style:text-properties officeooo:rsid="00d239d5"/>
    </style:style>
    <style:style style:name="T42" style:family="text">
      <style:text-properties officeooo:rsid="00d58702"/>
    </style:style>
    <style:style style:name="T43" style:family="text">
      <style:text-properties officeooo:rsid="00d88232"/>
    </style:style>
    <style:style style:name="T44" style:family="text">
      <style:text-properties officeooo:rsid="00db635f"/>
    </style:style>
    <style:style style:name="T45" style:family="text">
      <style:text-properties officeooo:rsid="00dc63b3"/>
    </style:style>
    <style:style style:name="T46" style:family="text">
      <style:text-properties officeooo:rsid="00e23748"/>
    </style:style>
    <style:style style:name="T47" style:family="text">
      <style:text-properties officeooo:rsid="00e34204"/>
    </style:style>
    <style:style style:name="T48" style:family="text">
      <style:text-properties officeooo:rsid="00f1b444"/>
    </style:style>
    <style:style style:name="T49" style:family="text">
      <style:text-properties officeooo:rsid="00f24513"/>
    </style:style>
    <style:style style:name="T50" style:family="text">
      <style:text-properties officeooo:rsid="00f93665"/>
    </style:style>
    <style:style style:name="T51" style:family="text">
      <style:text-properties officeooo:rsid="0101239a"/>
    </style:style>
    <style:style style:name="T52" style:family="text">
      <style:text-properties officeooo:rsid="010544df"/>
    </style:style>
    <style:style style:name="T53" style:family="text">
      <style:text-properties officeooo:rsid="010a84b6"/>
    </style:style>
    <style:style style:name="T54" style:family="text">
      <style:text-properties officeooo:rsid="0114ac83"/>
    </style:style>
    <style:style style:name="T55" style:family="text">
      <style:text-properties officeooo:rsid="011a54f5"/>
    </style:style>
    <style:style style:name="T56" style:family="text">
      <style:text-properties officeooo:rsid="0120af94"/>
    </style:style>
    <style:style style:name="T57" style:family="text">
      <style:text-properties officeooo:rsid="01231faf"/>
    </style:style>
    <style:style style:name="T58" style:family="text">
      <style:text-properties officeooo:rsid="012a5ab9"/>
    </style:style>
    <style:style style:name="T59" style:family="text">
      <style:text-properties officeooo:rsid="012cf2c9"/>
    </style:style>
    <style:style style:name="T60" style:family="text">
      <style:text-properties officeooo:rsid="01305ac8"/>
    </style:style>
    <style:style style:name="T61" style:family="text">
      <style:text-properties officeooo:rsid="01390413"/>
    </style:style>
    <style:style style:name="T62" style:family="text">
      <style:text-properties officeooo:rsid="013f2636"/>
    </style:style>
    <style:style style:name="T63" style:family="text">
      <style:text-properties officeooo:rsid="01400354"/>
    </style:style>
    <style:style style:name="T64" style:family="text">
      <style:text-properties officeooo:rsid="0143b958"/>
    </style:style>
    <style:style style:name="T65" style:family="text">
      <style:text-properties officeooo:rsid="014796b3"/>
    </style:style>
    <style:style style:name="T66" style:family="text">
      <style:text-properties officeooo:rsid="014ad10b"/>
    </style:style>
    <style:style style:name="T67" style:family="text">
      <style:text-properties officeooo:rsid="014cd0ed"/>
    </style:style>
    <style:style style:name="T68" style:family="text">
      <style:text-properties officeooo:rsid="01529ad3"/>
    </style:style>
    <style:style style:name="T69" style:family="text">
      <style:text-properties officeooo:rsid="015a4cf6"/>
    </style:style>
    <style:style style:name="T70" style:family="text">
      <style:text-properties officeooo:rsid="015d113a"/>
    </style:style>
    <style:style style:name="T71" style:family="text">
      <style:text-properties officeooo:rsid="016207a6"/>
    </style:style>
    <style:style style:name="T72" style:family="text">
      <style:text-properties officeooo:rsid="01637892"/>
    </style:style>
    <style:style style:name="T73" style:family="text">
      <style:text-properties officeooo:rsid="016a209e"/>
    </style:style>
    <style:style style:name="T74" style:family="text">
      <style:text-properties officeooo:rsid="0174512f"/>
    </style:style>
    <style:style style:name="T75" style:family="text">
      <style:text-properties officeooo:rsid="01759ebb"/>
    </style:style>
    <style:style style:name="T76" style:family="text">
      <style:text-properties officeooo:rsid="01790851"/>
    </style:style>
    <style:style style:name="T77" style:family="text">
      <style:text-properties officeooo:rsid="017c579e"/>
    </style:style>
    <style:style style:name="T78" style:family="text">
      <style:text-properties officeooo:rsid="017c96da"/>
    </style:style>
    <style:style style:name="T79" style:family="text">
      <style:text-properties officeooo:rsid="017fa0d6"/>
    </style:style>
    <style:style style:name="T80" style:family="text">
      <style:text-properties officeooo:rsid="01828be0"/>
    </style:style>
    <style:style style:name="T81" style:family="text">
      <style:text-properties officeooo:rsid="01830124"/>
    </style:style>
    <style:style style:name="T82" style:family="text">
      <style:text-properties officeooo:rsid="018e73fa"/>
    </style:style>
    <style:style style:name="T83" style:family="text">
      <style:text-properties officeooo:rsid="019439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us Story</text:p>
      <text:p text:style-name="P1"/>
      <text:p text:style-name="P2">Geboren ...</text:p>
      <text:p text:style-name="P2"/>
      <text:p text:style-name="P2"/>
      <text:p text:style-name="P2"/>
      <text:p text:style-name="P2">12 Jahre → Jesus geht nach Jerusalem → Paschafest → Eltern reisen mit Karawane zurück</text:p>
      <text:p text:style-name="P2">→ mitreisen → Tod</text:p>
      <text:p text:style-name="P2">→ nicht mitreisen → Jesus im Tempel → beeindruckt Priester</text:p>
      <text:p text:style-name="P2"/>
      <text:p text:style-name="P2"/>
      <text:p text:style-name="P4">Taufe (30 Jahre)</text:p>
      <text:p text:style-name="P2">→<text:span text:style-name="T1"> taufen lassen → wirken wir stärker → Religion wird stärker</text:span></text:p>
      <text:p text:style-name="P2">→<text:span text:style-name="T1"> nicht taufen lassen → Tod → Alle Sterben</text:span></text:p>
      <text:p text:style-name="P2"/>
      <text:p text:style-name="P3">Blut Frau</text:p>
      <text:p text:style-name="P3">→ heilen / Religion wird stärker/ positiver Weg</text:p>
      <text:p text:style-name="P3">→ nicht heilen/Religion wird schwächer /negativer Weg</text:p>
      <text:p text:style-name="P3"/>
      <text:p text:style-name="P3">Bet<text:span text:style-name="T2">h</text:span>esda See <text:s/></text:p>
      <text:p text:style-name="P3">→ helfen → Religion wird stärker/ positiver Weg</text:p>
      <text:p text:style-name="P3">→ nicht helfen → Religion wird schwächer /negativer Weg</text:p>
      <text:p text:style-name="P2"/>
      <text:p text:style-name="P2"/>
      <text:p text:style-name="P22">0</text:p>
      <text:p text:style-name="P5">Kaiser Augustus hat eine Volkszählung befohlen.&lt;br&gt;</text:p>
      <text:p text:style-name="P5">Dadurch müssen deine Eltern zurück nach Bethlehem, <text:span text:style-name="T23">zu ihrer Heimatstadt</text:span> reisen.&lt;br&gt;</text:p>
      <text:p text:style-name="P13"/>
      <text:p text:style-name="P5">Durch die Volkszählung waren alle Gasthäuser überfüllt und es gab kein einziges freies Zimmer mehr.&lt;br&gt;</text:p>
      <text:p text:style-name="P6">Es gab nur noch einen einzigen freien Stall, <text:span text:style-name="T3">in welchem du geboren wurdest.</text:span>&lt;br&gt;</text:p>
      <text:p text:style-name="P7">Deine Eltern gaben dir den Namen Jesus. &lt;br<text:span text:style-name="T4">&gt;</text:span></text:p>
      <text:p text:style-name="P39">Hirten kommen und behaupten, sie hätten einen Engel gesehen, der ihnen verkündetet hat, dass ein Heilland geboren sei. <text:span text:style-name="T5">&lt;br&gt;</text:span></text:p>
      <text:p text:style-name="P14"/>
      <text:p text:style-name="P8">Es kommen auch noch 3 Männer aus dem Morgenland, welche Geschenke für den Heilland dabei haben. &lt;br&gt;</text:p>
      <text:p text:style-name="P40">Sie behaupten, sie hätten einen neuen Stern am Nachthimmel entdeckt.<text:span text:style-name="T6">&lt;br&gt;</text:span></text:p>
      <text:p text:style-name="P87">Somit fragten sie sich , was dieser Stern zu bedeuten hat.&lt;br&gt;</text:p>
      <text:p text:style-name="P9">Aus Neugierde folgten sie dem Stern und er führte sie nach Bethlehem <text:span text:style-name="T7">zum Stall, in welchem du geboren wurdest</text:span>.&lt;br&gt;</text:p>
      <text:p text:style-name="P10">Sie bringen Weihrauch, Gold und Myrrhe <text:span text:style-name="T24">als Geschenke für den Heilland mit</text:span>.&lt;br&gt;</text:p>
      <text:p text:style-name="P10"/>
      <text:p text:style-name="P15">&lt;button&gt;Weiter&lt;/button&gt;</text:p>
      <text:p text:style-name="P22">1</text:p>
      <text:p text:style-name="P11">12 Jahre später <text:span text:style-name="T8">&lt;br&gt;</text:span></text:p>
      <text:p text:style-name="P16"/>
      <text:p text:style-name="P16">Du wohnst jetzt mit deinen Eltern <text:span text:style-name="T9">Josef und Maria in Nazaret.&lt;br&gt;</text:span></text:p>
      <text:p text:style-name="P17">Jedes Jahr <text:span text:style-name="T10">gingen deine Eltern zum Passa-Fest nach Jerusalem, doch dieses Jahr kannst du zum ersten mal mitgehen</text:span>&lt;br&gt;</text:p>
      <text:p text:style-name="P18"><text:span text:style-name="T25">&lt;</text:span>q&gt;<text:span text:style-name="T26">Möchtest du mitgehen, oder möchtest du in Nazareth bleiben?</text:span>&lt;/q&gt;<text:span text:style-name="T12">2/3</text:span></text:p>
      <text:p text:style-name="P18"/>
      <text:p text:style-name="P19"><text:soft-page-break/></text:p>
      <text:p text:style-name="P22">2</text:p>
      <text:p text:style-name="P38">Ihr müsst viele Tage wandern, doch letztendlich kommt ihr in Jerusalem an.&lt;br&gt;</text:p>
      <text:p text:style-name="P88">Als das Fest vorüber ist, sagen deine Eltern Maria und Josef , dass du dich schon wieder auf die Heimreise vorbereiten sollst.&lt;br&gt;</text:p>
      <text:p text:style-name="P41">Doch du eigentlich möchtest du noch nicht abreißen, <text:span text:style-name="T27">da die das Passahfest so viel Spaß gemacht hat.</text:span>&lt;br&gt;</text:p>
      <text:p text:style-name="P42">Am liebsten möchtest du noch etwas in <text:span text:style-name="T28">Jerusalem bleiben.&lt;br&gt;</text:span></text:p>
      <text:p text:style-name="P21">&lt;q&gt;<text:span text:style-name="T11">Möchtest du mit deinen Eltern zurück nach Nazareth reisen, oder möchtest du in Jeruslam bleiben?</text:span>&lt;/q&gt;<text:span text:style-name="T13">4/5</text:span></text:p>
      <text:p text:style-name="P12"/>
      <text:p text:style-name="P22">3</text:p>
      <text:p text:style-name="P43">Du bleibst zu Hause und wartest bis deine Eltern vom Fest wieder zurück kommen.&lt;br&gt;</text:p>
      <text:p text:style-name="P44">Während du auf deine <text:span text:style-name="T29">Eltern wartest, denkst du darüber nach, ob es etwas übernatürliches gibt.&lt;br&gt;</text:span></text:p>
      <text:p text:style-name="P45">Doch diesen Gedanken verwirfst du wieder schnell.<text:span text:style-name="T30">&lt;br&gt;</text:span></text:p>
      <text:p text:style-name="P47">Du denkst dir, dass so etwas <text:span text:style-name="T31">übernatürliches</text:span> nicht existieren kann <text:span text:style-name="T33">und Schwachsinn ist</text:span>.&lt;br&gt;</text:p>
      <text:p text:style-name="P20">&lt;gameOver&gt;</text:p>
      <text:p text:style-name="P20"/>
      <text:p text:style-name="P23">4</text:p>
      <text:p text:style-name="P25">Du machst dich mit deinen Eltern auf den Heimweg.<text:span text:style-name="T14">&lt;br&gt;</text:span></text:p>
      <text:p text:style-name="P49">An einer geeigneten Stelle schlagt ihr <text:span text:style-name="T16">mit anderen Leuten </text:span>eure Ze<text:span text:style-name="T15">l</text:span>te auf.<text:span text:style-name="T17">&lt;br&gt;</text:span></text:p>
      <text:p text:style-name="P50">Während du auf deine Eltern wartest, denkst du darüber nach, ob es etwas übernatürliches gibt.&lt;br&gt;</text:p>
      <text:p text:style-name="P46">Doch diesen Gedanken verwirfst du wieder schnell.<text:span text:style-name="T30">&lt;br&gt;</text:span></text:p>
      <text:p text:style-name="P48">Du denkst dir, dass so etwas <text:span text:style-name="T31">übernatürliches</text:span> nicht existieren kann <text:span text:style-name="T32">und Schwachsinn ist</text:span>.&lt;br&gt;</text:p>
      <text:p text:style-name="P24">&lt;gameOver&gt;</text:p>
      <text:p text:style-name="P23"/>
      <text:p text:style-name="P23">5</text:p>
      <text:p text:style-name="P51">Du beschließt in Jerusalem zu bleiben.&lt;br&gt;</text:p>
      <text:p text:style-name="P52">Während deine Eltern sich auf den Heimweg machen bemerken sie, dass sie dich verloren haben.<text:span text:style-name="T34">&lt;br&gt;</text:span></text:p>
      <text:p text:style-name="P26">Sie fragen überall nach dir, aber niemand scheint dich gesehen zu haben.&lt;br&gt;</text:p>
      <text:p text:style-name="P26">Weil sie dich nicht finden, gehen deine Eltern zurück nach Jerusalem <text:span text:style-name="T35">um dich zu suchen</text:span>.&lt;br&gt;</text:p>
      <text:p text:style-name="P27"><text:span text:style-name="T36">Schließlich</text:span> finden dich deine Eltern im Tempel wieder <text:span text:style-name="T19">und sind erleichtert</text:span>.&lt;br&gt;</text:p>
      <text:p text:style-name="P28">Du sprichst mit Gelehrten über Gott <text:span text:style-name="T18">und die heilige Schrift</text:span>.&lt;br&gt;</text:p>
      <text:p text:style-name="P53">Alle <text:span text:style-name="T37">Gelehrten </text:span>sind erstaunt und wundern sich, dass du bereits so viel Wissen <text:span text:style-name="T38">über die heilige Schrift </text:span>besitzt <text:span text:style-name="T39">und sie lesen kannst</text:span>.&lt;br&gt;</text:p>
      <text:p text:style-name="P30">Als dich deine Eltern fragen warum du in Jerusalem geblieben bist, sagst du.&lt;br&gt;</text:p>
      <text:p text:style-name="P30">&lt;q&gt;<text:span text:style-name="T40">Das Passahfest war sso schön und ich wollte noch etwas bleiben.</text:span>&lt;/q&gt;</text:p>
      <text:p text:style-name="P31">&lt;q&gt;<text:span text:style-name="T20">Ich muss doch im Haus meines Vaters sein.</text:span>&lt;/q&gt;</text:p>
      <text:p text:style-name="P29"/>
      <text:p text:style-name="P29">6</text:p>
      <text:p text:style-name="P32">Du gehst dann mit deinen Elten aus den Tempel und kehrst zurück nach Nazaret.&lt;br&gt;</text:p>
      <text:p text:style-name="P32"/>
      <text:p text:style-name="P32"/>
      <text:p text:style-name="P33">7</text:p>
      <text:p text:style-name="P34">1<text:span text:style-name="T42">6</text:span> Jahre später.&lt;br&gt;</text:p>
      <text:p text:style-name="P54">Mit <text:span text:style-name="T41">28</text:span> Jahren <text:span text:style-name="T21">triffst du auf Johannes den Täufer.&lt;br&gt;</text:span></text:p>
      <text:p text:style-name="P55">Johannes der Täufer wird wie ein Lehrer für dich.&lt;br<text:span text:style-name="T43">&gt;</text:span></text:p>
      <text:p text:style-name="P56">Johannes bietet dir an, dich zu taufen.<text:span text:style-name="T44">&lt;br&gt;</text:span></text:p>
      <text:p text:style-name="P35">Jetzt <text:span text:style-name="T45">hast du die Wahl, </text:span>ob du dich taufen lassen willst.&lt;br&gt;</text:p>
      <text:p text:style-name="P35">&lt;q&gt;<text:span text:style-name="T46">Ich lasse mich t</text:span>aufen lasse<text:span text:style-name="T46">n</text:span>&lt;/q<text:span text:style-name="T22">&gt;8</text:span></text:p>
      <text:p text:style-name="P35">&lt;q&gt;<text:span text:style-name="T47">Ich lasse mich nicht t</text:span>aufen lassen&lt;/q&gt;<text:span text:style-name="T22">9</text:span></text:p>
      <text:p text:style-name="P35"><text:soft-page-break/></text:p>
      <text:p text:style-name="P36">8</text:p>
      <text:p text:style-name="P37">Eine Taube kommt vom Himmel geflogen und Gott spricht aus dem Himmel.&lt;br&gt;</text:p>
      <text:p text:style-name="P57">Erschreckt schaust du in den Himmel, findest aber nur die Taube.&lt;br&gt;</text:p>
      <text:p text:style-name="P58">Gott n<text:span text:style-name="T50">enn</text:span>t dich deinen geliebten Sohn.&lt;br&gt;</text:p>
      <text:p text:style-name="P59">Über diese Worte denkst du noch lange nach.&lt;br&gt;</text:p>
      <text:p text:style-name="P36"/>
      <text:p text:style-name="P36">9</text:p>
      <text:p text:style-name="P60">Johannes überredet dich doch zu einer Taufe <text:span text:style-name="T48">und diese nimmst du an</text:span>.&lt;br&gt;</text:p>
      <text:p text:style-name="P61">Als er dich dann getauft ha<text:span text:style-name="T49">t, spürst du keine Veränderung in dir.&lt;br&gt;</text:span></text:p>
      <text:p text:style-name="P62">Du fragst dich, welchen Sinn diese Taufe hatte.&lt;br&gt;</text:p>
      <text:p text:style-name="P63">Du verlierst kurz einen Gedanken darüber, ob du der Taufe zu wenig Glauben geschenkt hast.&lt;br&gt;</text:p>
      <text:p text:style-name="P89">Doch diesen Gedanken verwirfst du schnell, da du dir sicher bist, dass ein Taufe überhaupt keine Wirkung zeigen kann.&lt;br&gt;</text:p>
      <text:p text:style-name="P90">Du erzählst jedoch Johannes nichts von deinen Erfahrungen mit der Taufe.&lt;br&gt;</text:p>
      <text:p text:style-name="P63"/>
      <text:p text:style-name="P64">10</text:p>
      <text:p text:style-name="P65">Durch die Taufe beschließt d<text:span text:style-name="T51">u ein Wanderprediger zu werden.&lt;br&gt;</text:span></text:p>
      <text:p text:style-name="P66">Du erhältst <text:span text:style-name="T52">immer mehr Anhänger, welche sich dir anschließen.&lt;br&gt;</text:span></text:p>
      <text:p text:style-name="P66"/>
      <text:p text:style-name="P67">11</text:p>
      <text:p text:style-name="P67">Eines Tages bist du mit deinen zahlreichen Anhängern <text:span text:style-name="T53">wieder in Jerusalem eingetroffen.&lt;br&gt;</text:span></text:p>
      <text:p text:style-name="P68">Als du durch die Straßen mit deinen Anhängern läufst, zieht plötzlich eine Person an deinem Gewand.&lt;br&gt;</text:p>
      <text:p text:style-name="P69">Du drehst dich um und suchst nach der Person, welche gezogen hat.&lt;br&gt;</text:p>
      <text:p text:style-name="P70">Da meldet sich eine Frau und erklärt, dass sie es war, welche an deinem Gewand gezogen hat.&lt;br&gt;</text:p>
      <text:p text:style-name="P71">Sie bittet dich ihre Krankheit zu heilen.&lt;br&gt;</text:p>
      <text:p text:style-name="P72">&lt;q&gt;<text:span text:style-name="T54">Ich helfe der kranken Frau.&lt;/q&gt; 12</text:span></text:p>
      <text:p text:style-name="P73">&lt;q&gt;Ich helfe nicht der kranken Frau.&lt;/q&gt; <text:span text:style-name="T55">13</text:span></text:p>
      <text:p text:style-name="P73"/>
      <text:p text:style-name="P74">12</text:p>
      <text:p text:style-name="P75">Du beschließt der kranken Frau zu helfen <text:span text:style-name="T56">und verzeihst ihr, dass sie an deinem Gewand gezogen hat</text:span>.&lt;br&gt;</text:p>
      <text:p text:style-name="P76">Du fragst die Frau, welche Krankheit <text:span text:style-name="T57">sie besitzt und sie antwortet dir, dass sie bereits 12 Jahre blutflüssig ist.&lt;br&gt;</text:span></text:p>
      <text:p text:style-name="P77">Sie erzählt dir, dass von einem Arzt zum nächsten gewechselt ist, da die Behandlungen keinen Nutzen brachten.&lt;br&gt;</text:p>
      <text:p text:style-name="P78">Zudem sind die Behandlung extrem teuer gewesen, weshalb sie kaum Geld für ihren Lebensunterhalt hatte.&lt;br&gt;</text:p>
      <text:p text:style-name="P79">Doch schließlich hörte sie von Jesus <text:span text:style-name="T58">und machte sich auf dich zu suchen.&lt;br&gt;</text:span></text:p>
      <text:p text:style-name="P80">Nach der Geschichte heilst du die Frau <text:span text:style-name="T60">mit ihrem Glauben und sie ist dir unendlich dankbar</text:span>.&lt;br<text:span text:style-name="T59">&gt;</text:span></text:p>
      <text:p text:style-name="P80"/>
      <text:p text:style-name="P81">13</text:p>
      <text:p text:style-name="P82">Du beschließt der kranken Frau nicht zu helfen <text:span text:style-name="T61">und fragst sie, weshalb sie an deinem Gewand gezogen hat</text:span>.&lt;br&gt;</text:p>
      <text:p text:style-name="P83">Du sagst ihr, dass du sie nicht heilen willst und sie dich wieder verlassen soll.&lt;br&gt;</text:p>
      <text:p text:style-name="P84">Daraufhin ist die kranke Frau sehr entsetzt und es regt sich Widerstand aus deinen Anhängern.&lt;br&gt;</text:p>
      <text:p text:style-name="P85">Weil viel<text:span text:style-name="T62">e</text:span> über dein Verhalten entsetzt sind, verlässt dich ein <text:span text:style-name="T63">Großteil deiner Anhänger.&lt;br&gt;</text:span></text:p>
      <text:p text:style-name="P86">Du denkst dir nichts weiter dabei und <text:span text:style-name="T64">ziehst mit deinen restlichen Anhängern weiter.&lt;br&gt;</text:span></text:p>
      <text:p text:style-name="P75"/>
      <text:p text:style-name="P75"/>
      <text:p text:style-name="P2"/>
      <text:p text:style-name="P91"><text:soft-page-break/>14</text:p>
      <text:p text:style-name="P92">Eines Tages <text:span text:style-name="T65">erreicht dich die Nachricht, dass dein Vater Josef gestorben ist.&lt;br&gt;</text:span></text:p>
      <text:p text:style-name="P93">Um ihn zu ehren, gehst du mit deinen Anhängern zum Grab deines Vaters.&lt;br&gt;</text:p>
      <text:p text:style-name="P94"><text:span text:style-name="T66">Dabei triffst du auf deine Mutter Maria und sie ist erstaunt darüber, wie viele Anhänger du bereits gesammelt hast.&lt;br&gt;</text:span></text:p>
      <text:p text:style-name="P95">Du erzählst ihr <text:span text:style-name="T67">von deinen letzten Tagen mit deinen Anhängern und von der blutflüssigen Frau.&lt;br&gt;</text:span></text:p>
      <text:p text:style-name="P97">Sie ist erstaun<text:span text:style-name="T68">t über dich.&lt;br&gt;</text:span></text:p>
      <text:p text:style-name="P98">Du reist später mit deinen Anhängern wieder weiter.&lt;br&gt;</text:p>
      <text:p text:style-name="P95"/>
      <text:p text:style-name="P96">15</text:p>
      <text:p text:style-name="P98">Später <text:span text:style-name="T69">triffst du mit deinen Anhängern wieder in Jerusalem ein.&lt;br&gt;</text:span></text:p>
      <text:p text:style-name="P99">Du gehst zum See Bethesda <text:span text:style-name="T70">und triffst dort einen kranken Menschen</text:span>.&lt;br&gt;</text:p>
      <text:p text:style-name="P100">Dieser sagt dir, dass er <text:span text:style-name="T71">gelähmt sei und er schon lange auf eine Heilung wartete.&lt;br&gt;</text:span></text:p>
      <text:p text:style-name="P101">Du wunderst dich und fragst den alten Mann, wie er den seine Krankheit heilen möchte.&lt;br&gt;</text:p>
      <text:p text:style-name="P102">Da erzählt er dir von der Legende des Teichs Bethesda.&lt;br&gt;</text:p>
      <text:p text:style-name="P102">Jedes mal wenn der Teich Bethesda eine Welle hat, kann der erste der diesen Teich erreicht <text:span text:style-name="T72">geheilt werden.&lt;br&gt;</text:span></text:p>
      <text:p text:style-name="P103">Doch durch die Lähmung hat der kranke Mann es noch nicht geschafft <text:span text:style-name="T73">als Erster in den Teich zu kommen</text:span>.&lt;br&gt;</text:p>
      <text:p text:style-name="P104">Doch da kommt dir die Idee dem Mann zu helfen.&lt;br&gt;</text:p>
      <text:p text:style-name="P105">Möchtest du dem alten kranken Mann helfen?&lt;br&gt;</text:p>
      <text:p text:style-name="P106">&lt;q&gt;<text:span text:style-name="T74">Ich helfe dem alten Mann.&lt;/q&gt; 16</text:span></text:p>
      <text:p text:style-name="P107">&lt;q&gt;Ich helfe dem alte<text:span text:style-name="T75">n</text:span> Mann nicht.&lt;q&gt; <text:span text:style-name="T76">17</text:span></text:p>
      <text:p text:style-name="P107"/>
      <text:p text:style-name="P108">16</text:p>
      <text:p text:style-name="P109">Du beschließt dem alten Mann zu helfen.&lt;br<text:span text:style-name="T77">&gt;</text:span></text:p>
      <text:p text:style-name="P110">Du sagst dem alten Mann, er solle sein Bett <text:span text:style-name="T78">zum See tragen.&lt;br&gt;</text:span></text:p>
      <text:p text:style-name="P111">Durch den starken Glauben des Mannes an dich, schafft er es sein Bett zum See zu trage<text:span text:style-name="T79">n und wird dadurch geheilt.&lt;br&gt;</text:span></text:p>
      <text:p text:style-name="P115">Der Mann freut sich so sehr, dass die anderen Menschen in der Umgebung auf dich aufmerksam werden.&lt;br&gt;</text:p>
      <text:p text:style-name="P115">Manche von ihnen beschließen dir zu folgen.&lt;br&gt;</text:p>
      <text:p text:style-name="P113">Du machst dich mit deinen Anhängern wieder auf deinen Weg.&lt;br&gt;</text:p>
      <text:p text:style-name="P112">Doch Juden sehen das der Mann sein Bett getragen hat und kommen sofort zu ihm.<text:span text:style-name="T80">&lt;br&gt;</text:span></text:p>
      <text:p text:style-name="P114">Sie erklären ihm das heute Sabbat sei und man nicht arbeiten dürfte, doch da erzählt der nun geheilte Mann den Juden <text:span text:style-name="T81">Jesus hat zu ihm gesagt, er solle sein Bett tragen.&lt;br&gt;</text:span></text:p>
      <text:p text:style-name="P116">Jetzt suchen dich die Juden und wollen Wissen, weshalb du das dem Mann befohlen hast.&lt;br&gt;</text:p>
      <text:p text:style-name="P117">Doch die Juden können dich nicht finden, da du mit deinen Anhängern schon weiter gereist bist.</text:p>
      <text:p text:style-name="P117"/>
      <text:p text:style-name="P117">17</text:p>
      <text:p text:style-name="P118">Du beschließt <text:span text:style-name="T82">dem alten Mann nicht zu helfen und sagst ihm, du wüstest nicht wie du ihm helfen könntest.&lt;br&gt;</text:span></text:p>
      <text:p text:style-name="P120">Der alte Mann fleht dich nach einer Lösung an.<text:span text:style-name="T83">&lt;br&gt;</text:span></text:p>
      <text:p text:style-name="P121">Du denkst kurz darüber nach, dir fällt aber keine Lösung des Problems ein.&lt;br&gt;</text:p>
      <text:p text:style-name="P122">Deswegen verlässt du den kranken alten Mann vom See und ziehst mit deinen Anhängern weiter.&lt;br&gt;</text:p>
      <text:p text:style-name="P119">Daraufhin sind einige deiner Anhänger enttäuscht und verlassen dich.&lt;br&gt;</text:p>
      <text:p text:style-name="P11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2M40S</meta:editing-duration>
    <meta:editing-cycles>355</meta:editing-cycles>
    <meta:generator>LibreOffice/5.4.7.2$Windows_X86_64 LibreOffice_project/c838ef25c16710f8838b1faec480ebba495259d0</meta:generator>
    <dc:date>2019-05-10T19:10:07.319000000</dc:date>
    <meta:document-statistic meta:table-count="0" meta:image-count="0" meta:object-count="0" meta:page-count="4" meta:paragraph-count="144" meta:word-count="1459" meta:character-count="9006" meta:non-whitespace-character-count="7689"/>
    <meta:user-defined meta:name="Info 1"/>
    <meta:user-defined meta:name="Info 2"/>
    <meta:user-defined meta:name="Info 3"/>
    <meta:user-defined meta:name="Info 4"/>
  </office:meta>
</office:document-meta>
</file>